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d0d0d" svg:stroke-linecap="butt" draw:fill="solid" draw:fill-color="#ff9d2d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d0d0d" svg:stroke-linecap="butt" draw:fill="solid" draw:fill-color="#ff9d2d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d0d0d" svg:stroke-linecap="butt" draw:fill="solid" draw:fill-color="#ff9d2d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ff9d2d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ff9d2d" draw:marker-end="msArrowEnd_20_5" draw:marker-end-width="0.213cm" draw:marker-end-center="false" svg:stroke-linecap="butt" draw:fill="none" draw:fill-color="#ff9d2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adc19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ff9d2d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svg:stroke-color="#fadc1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svg:stroke-color="#fadc1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svg:stroke-color="#fadc1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svg:stroke-color="#fadc1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9d2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ff9d2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 draw:fill-color="#ff9d2d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108">
          <draw:custom-shape draw:name="Rechteck 12" draw:style-name="gr2" draw:text-style-name="P1" draw:layer="layout" svg:width="1.023cm" svg:height="1.023cm" svg:x="1.499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3" draw:style-name="gr2" draw:text-style-name="P1" draw:layer="layout" svg:width="1.023cm" svg:height="1.023cm" svg:x="2.523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4" draw:style-name="gr2" draw:text-style-name="P1" draw:layer="layout" svg:width="1.023cm" svg:height="1.023cm" svg:x="3.547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" draw:style-name="gr2" draw:text-style-name="P1" draw:layer="layout" svg:width="1.023cm" svg:height="1.023cm" svg:x="1.499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2" draw:text-style-name="P1" draw:layer="layout" svg:width="1.023cm" svg:height="1.023cm" svg:x="2.523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2" draw:text-style-name="P1" draw:layer="layout" svg:width="1.023cm" svg:height="1.023cm" svg:x="3.547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" draw:style-name="gr2" draw:text-style-name="P1" draw:layer="layout" svg:width="1.023cm" svg:height="1.023cm" svg:x="1.499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2" draw:text-style-name="P1" draw:layer="layout" svg:width="1.023cm" svg:height="1.023cm" svg:x="2.523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" draw:style-name="gr2" draw:text-style-name="P1" draw:layer="layout" svg:width="1.023cm" svg:height="1.023cm" svg:x="3.547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21" draw:style-name="gr3" draw:text-style-name="P3" draw:layer="layout" svg:width="0.799cm" svg:height="0.799cm" svg:x="13.9cm" svg:y="3.924cm">
          <text:p text:style-name="P2"><text:span text:style-name="T1">s</text:span><text:span text:style-name="T2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4" draw:text-style-name="P3" draw:layer="layout" svg:width="0.799cm" svg:height="0.799cm" svg:x="13.9cm" svg:y="5.325cm">
          <text:p text:style-name="P2"><text:span text:style-name="T1">s</text:span><text:span text:style-name="T2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5" draw:text-style-name="P3" draw:layer="layout" svg:width="0.799cm" svg:height="0.799cm" svg:x="13.9cm" svg:y="6.725cm">
          <text:p text:style-name="P2"><text:span text:style-name="T1">s</text:span><text:span text:style-name="T2">2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6" draw:text-style-name="P3" draw:layer="layout" svg:width="0.799cm" svg:height="0.799cm" svg:x="13.9cm" svg:y="8.125cm">
          <text:p text:style-name="P2"><text:span text:style-name="T1">s</text:span><text:span text:style-name="T2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109">
          <draw:custom-shape draw:name="Rechteck 25" draw:style-name="gr7" draw:text-style-name="P4" draw:layer="layout" svg:width="1.023cm" svg:height="1.023cm" svg:x="7.651cm" svg:y="11.25cm">
            <text:p text:style-name="P2"><text:span text:style-name="T3">W</text:span><text:span text:style-name="T4">1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" draw:style-name="gr8" draw:text-style-name="P6" draw:layer="layout" svg:width="1.023cm" svg:height="1.023cm" svg:x="8.676cm" svg:y="11.25cm">
            <text:p text:style-name="P5"><text:span text:style-name="T3">W</text:span><text:span text:style-name="T4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" draw:style-name="gr9" draw:text-style-name="P4" draw:layer="layout" svg:width="1.023cm" svg:height="1.023cm" svg:x="7.651cm" svg:y="12.274cm">
            <text:p text:style-name="P2"><text:span text:style-name="T3">W</text:span><text:span text:style-name="T4">12</text:span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" draw:style-name="gr10" draw:text-style-name="P6" draw:layer="layout" svg:width="1.023cm" svg:height="1.023cm" svg:x="8.676cm" svg:y="12.274cm">
            <text:p text:style-name="P5"><text:span text:style-name="T3">W</text:span><text:span text:style-name="T4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rade Verbindung mit Pfeil 39" draw:style-name="gr11" draw:text-style-name="P7" draw:layer="layout" svg:width="10.4cm" svg:height="2.1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2" draw:style-name="gr12" draw:text-style-name="P8" draw:layer="layout" svg:width="10.4cm" svg:height="1.1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9" draw:style-name="gr13" draw:text-style-name="P8" draw:layer="layout" svg:width="10.4cm" svg:height="2.5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5" draw:style-name="gr12" draw:text-style-name="P8" draw:layer="layout" svg:width="10.4cm" svg:height="2.9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8" draw:style-name="gr12" draw:text-style-name="P8" draw:layer="layout" svg:width="10.4cm" svg:height="0.799cm" svg:x="3.499cm" svg:y="4.3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1" draw:style-name="gr13" draw:text-style-name="P8" draw:layer="layout" svg:width="10.4cm" svg:height="1.9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4" draw:style-name="gr12" draw:text-style-name="P8" draw:layer="layout" svg:width="10.4cm" svg:height="1.799cm" svg:x="3.499cm" svg:y="4.3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6" draw:style-name="gr12" draw:text-style-name="P8" draw:layer="layout" svg:width="10.4cm" svg:height="0.399cm" svg:x="3.499cm" svg:y="5.7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79" draw:style-name="gr12" draw:text-style-name="P8" draw:layer="layout" svg:width="10.4cm" svg:height="0.9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2" draw:style-name="gr13" draw:text-style-name="P8" draw:layer="layout" svg:width="10.4cm" svg:height="2.3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" draw:style-name="gr12" draw:text-style-name="P8" draw:layer="layout" svg:width="10.4cm" svg:height="1.399cm" svg:x="3.499cm" svg:y="5.7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8" draw:style-name="gr12" draw:text-style-name="P8" draw:layer="layout" svg:width="10.4cm" svg:height="1.399cm" svg:x="3.499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1" draw:style-name="gr12" draw:text-style-name="P8" draw:layer="layout" svg:width="10.4cm" svg:height="0.999cm" svg:x="3.499cm" svg:y="7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4" draw:style-name="gr12" draw:text-style-name="P8" draw:layer="layout" svg:width="10.4cm" svg:height="1.999cm" svg:x="3.499cm" svg:y="7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7" draw:style-name="gr12" draw:text-style-name="P8" draw:layer="layout" svg:width="10.4cm" svg:height="0.599cm" svg:x="3.499cm" svg:y="8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0" draw:style-name="gr12" draw:text-style-name="P8" draw:layer="layout" svg:width="10.4cm" svg:height="1.599cm" svg:x="3.499cm" svg:y="8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" draw:style-name="gr14" draw:text-style-name="P9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4" draw:text-style-name="P9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9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5" draw:text-style-name="P3" draw:layer="layout" svg:width="1.023cm" svg:height="1.023cm" svg:x="13.052cm" svg:y="11.25cm">
            <text:p text:style-name="P2"><text:span text:style-name="T3">s</text:span><text:span text:style-name="T4">1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6" draw:text-style-name="P10" draw:layer="layout" svg:width="1.023cm" svg:height="1.023cm" svg:x="14.076cm" svg:y="11.25cm">
            <text:p text:style-name="P5"><text:span text:style-name="T3">s</text:span><text:span text:style-name="T4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7" draw:text-style-name="P3" draw:layer="layout" svg:width="1.023cm" svg:height="1.023cm" svg:x="13.052cm" svg:y="12.274cm">
            <text:p text:style-name="P2"><text:span text:style-name="T3">s</text:span><text:span text:style-name="T4">12</text:span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8" draw:text-style-name="P10" draw:layer="layout" svg:width="1.023cm" svg:height="1.023cm" svg:x="14.076cm" svg:y="12.274cm">
            <text:p text:style-name="P5"><text:span text:style-name="T3">s</text:span><text:span text:style-name="T4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67" draw:style-name="gr19" draw:text-style-name="P11" draw:layer="layout" svg:width="2.599cm" svg:height="0.73cm" draw:transform="rotate (-0.213104701668507) translate (7.044cm 6.325cm)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9" draw:style-name="gr20" draw:text-style-name="P11" draw:layer="layout" svg:width="2.599cm" svg:height="0.73cm" draw:transform="rotate (-0.23387411976724) translate (6.657cm 3.3cm)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21" draw:text-style-name="P11" draw:layer="layout" svg:width="2.599cm" svg:height="0.73cm" draw:transform="rotate (-0.179245314179817) translate (4.424cm 4.724cm)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2" draw:style-name="gr22" draw:text-style-name="P11" draw:layer="layout" svg:width="2.599cm" svg:height="0.73cm" draw:transform="rotate (-0.213104701668507) translate (5.644cm 1.924cm)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1</meta:editing-cycles>
    <meta:creation-date>2017-01-09T19:15:28</meta:creation-date>
    <dc:date>2021-11-05T14:43:59.388630605</dc:date>
    <meta:editing-duration>PT41M25S</meta:editing-duration>
    <meta:generator>LibreOffice/6.4.3.2$Linux_X86_64 LibreOffice_project/40$Build-2</meta:generator>
    <meta:document-statistic meta:object-count="7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